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6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8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0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2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4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6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8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0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2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4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6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3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8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3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0" style:family="text">
      <style:text-properties fo:font-size="11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ff"/>
    </style:style>
    <style:style style:name="T4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justify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rabalho prático I</text:span></text:p>
      <text:p text:style-name="P1"><text:span text:style-name="T1">Computação Gráfica</text:span></text:p>
      <text:p text:style-name="P1"><text:span text:style-name="T1"/></text:p>
      <text:p text:style-name="P2"><text:span text:style-name="T1">Lincoln Mateus Konig - 2014129589</text:span></text:p>
      <text:p text:style-name="P3"><text:span text:style-name="T2"/></text:p>
      <text:p text:style-name="P3"><text:span text:style-name="T3">1. Introdução<text:line-break/></text:span><text:span text:style-name="T4">Breakout foi um jogo de bastante sucesso desenvolvido por Steve Wozniak onde o objetivo era destruir todos os "tijolos" controlando-se uma barra e uma bola em movimento. Neste trabalho, foi feita uma versão moderna desse jogo a fim de se aprofundar os conhecimentos a respeito de OpenGL.</text:span></text:p>
      <text:p text:style-name="P3"><text:span text:style-name="T5">2. Compilação e execução<text:line-break/></text:span><text:span text:style-name="T6">O jogo foi desenvolvido em linguagem C#, devido à familiaridade com a mesma e a facilidade de portabilidade entre sistemas operacionais. A biblioteca utilizada para expor as funções do OpenGL é a OpenTK. O projeto necessita pelo menos OpenGL 3.3.</text:span></text:p>
      <text:p text:style-name="P4"><text:span text:style-name="T6">Para a compilação do projeto, será disponibilizado um makefile, mas a instalação do SDK do .NET Core 3.1 é necessária. Também serão disponibilizado dois arquivos prontos para execução: um executável windows e um programa compatível com linux (ambos somente x64). Nenhum argumento é necessário para a execução, o jogo se iniciará automaticamente na resolução de 612x648.</text:span></text:p>
      <text:p text:style-name="P4"><text:span text:style-name="T7">3. Decisões de implementação</text:span><text:span text:style-name="T8"><text:line-break/></text:span><text:span text:style-name="T9">Para o desenvolvimento desse jogo, diversas decisões foram tomadas a fim de se maximizar o aprendizado a respeito de OpenGL. </text:span></text:p>
      <text:p text:style-name="P4"><text:span text:style-name="T10">Shaders</text:span><text:span text:style-name="T11">: Shaders foram utilizados a fim de possibilitar uma maior flexibilidade na renderização de objetos na tela. Os dois principais motivos pelo qual se optou por usar shaders é aprender como funcionam códigos da GPU e a exibição de texturas.</text:span></text:p>
      <text:p text:style-name="P4"><text:span text:style-name="T12">Sons:<text:s/></text:span><text:span text:style-name="T13">Para se possibilitar uma experiência mais agradável, foram implementados sons utilizando a biblioteca NAudio.</text:span></text:p>
      <text:p text:style-name="P4"><text:span text:style-name="T14">Powerups:<text:s/></text:span><text:span text:style-name="T15">Para tornar a experiência mais divertida e desafiadora, powerups foram colocados no jogo. Alguns possuem um efeito positivo na experiência do jogador, enquanto outros a tornam mais difícil. Uma interface foi implementada a fim de se exibir quais powerups estão ativos no momento.</text:span></text:p>
      <text:p text:style-name="P4"><text:span text:style-name="T16">Dificuldade:<text:s/></text:span><text:span text:style-name="T17">3 dificuldades foram implementadas. A dificuldade escolhida modifica diversos atributos do jogo, como a velocidade da bolinha e do paddle, frequência de powerups e quantidade de vidas.</text:span></text:p>
      <text:p text:style-name="P4"><text:span text:style-name="T18">PostProcessing:<text:s/></text:span><text:span text:style-name="T19">Efeitos de pós-processamento da imagem foram implementados a fim de se aprender mais sobre a utilização de framebuffers e shaders</text:span></text:p>
      <text:p text:style-name="P4"><text:span text:style-name="T20">Partículas:<text:s/></text:span><text:span text:style-name="T21">Efeito de partículas foram implementadas a fim de se entender a diferença entre objetos do jogo e partículas, bem como a diferença de performance de processamento entre um e outro.</text:span></text:p>
      <text:p text:style-name="P4"><text:span text:style-name="T22">Níveis:<text:s/></text:span><text:span text:style-name="T23">Diferentes níveis foram implementados, com graus de dificuldade variados.</text:span></text:p>
      <text:p text:style-name="P4"><text:span text:style-name="T24">Texto:<text:s/></text:span><text:span text:style-name="T25">A renderização de texto foi implementada a fim de se entender mais sobre como funciona a renderização de fontes com OpenGL. A biblioteca utilizada para leitura de fontes foi a SharpFont, que se baseia na biblioteca freetype6.dll</text:span></text:p>
      <text:p text:style-name="P4"><text:span text:style-name="T26">Menu:<text:s/></text:span><text:span text:style-name="T27">Ume menu onde se é poossível escolher diferentes fases foi implementado. Nesse menu também e possível acessar uma tela informativa onde existem instruções básicas sobre como jogar.</text:span></text:p>
      <text:p text:style-name="P4"><text:span text:style-name="T28">Início do jogo:<text:s/></text:span><text:span text:style-name="T29">Ao invés do jogo começar pausado, devido a implementação de um menu, optou-se por iniciar o jogo no menu para a escolha de fases. Quando uma fase é escolhida, o jogo se inicia com a bolinha travada na barra, e a barra livre para se mover. Ao se pressionar espaço, a bolinha é lançada em alguma direção aleatória para cima.</text:span></text:p>
      <text:p text:style-name="P4"><text:span text:style-name="T30">Blocos indestrutíveis:<text:s/></text:span><text:span text:style-name="T31">Blocos indestrutíveis foram implementados para diversificar as fases. Eles não rpecisam </text:span></text:p>
      <text:p text:style-name="P4"><text:span text:style-name="T31">ser destruídos para se ganhar.</text:span></text:p>
      <text:p text:style-name="P4"><text:span text:style-name="T32">Reflexão da bola:<text:s/></text:span><text:span text:style-name="T33">A bola reflete na barra com uma variação na velocidade do eixo horizontal dela, dependendo do quão distante do centro da barra ela bate.</text:span></text:p>
      <text:p text:style-name="P4"><text:span text:style-name="T34">Vitória e derrota:</text:span><text:span text:style-name="T35"><text:s/>A vitória e a derrota possuem suas respectivas telas, e são atingidas ao se destruir todos os blocos quebráveis, ou ao se perder todas as vidas, respectivamente.</text:span></text:p>
      <text:p text:style-name="P4"><text:span text:style-name="T36">Detalhes técnicos:<text:s/></text:span><text:span text:style-name="T37">Conforme exigido na documentação, "Q" sai do jogo a qualquer momento e "R" reinicia o jogo (retornando ao menu). O botão esquerdo do mouse pausa e despausa o jogo, e o botão direito pausa e exibe informações a respeito de todos os objetos na tela. Se o jogo já estiver pausado, o botão direito executa um loop e exibe as informações na tela. Essas informações podem ultrapassar o tamanho da janela devido a quantidade de "tijolos" na tela, mas são exibidas também no console, caso disponível.</text:span></text:p>
      <text:p text:style-name="P5"><text:span text:style-name="T38">4.Considerações finais<text:line-break/></text:span><text:span text:style-name="T39">O desenvolvimento do trabalho foi de grande valia para o aprendizado de OpenGL e as diversas funcionalidades da linguagem. O projeto foi baseado nas informações disponíveis no site learnopengl.com, o que possibilitou um maior aprofundamento na utilização de shaders e framebuffers, e a implementação de de efeitos como pós-processamento de imagens e partículas. O código fonte encontra-se disponível em<text:s/></text:span><text:a xlink:href="https://github.com/bootzin/tp1"><text:span text:style-name="T40">https://github.com/bootzin/tp1</text:span></text:a><text:span text:style-name="T4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